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 style:writing-mode="lr-tb"/>
      <style:text-properties fo:font-size="14pt" style:text-underline-style="solid" style:text-underline-width="auto" style:text-underline-color="font-color" fo:font-weight="bold" style:font-size-asian="14pt" style:font-size-complex="14pt"/>
    </style:style>
    <style:style style:name="P2" style:family="paragraph" style:parent-style-name="Standard">
      <style:paragraph-properties style:writing-mode="lr-tb"/>
      <style:text-properties fo:font-size="11pt" style:text-underline-style="solid" style:text-underline-width="auto" style:text-underline-color="font-color" fo:font-weight="bold" style:font-size-asian="11pt" style:font-size-complex="11pt"/>
    </style:style>
    <style:style style:name="P3" style:family="paragraph" style:parent-style-name="Heading_20_1">
      <style:text-properties fo:font-size="11pt" style:font-size-asian="11pt" style:font-size-complex="11pt"/>
    </style:style>
    <style:style style:name="P4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5" style:family="paragraph" style:parent-style-name="Standard" style:list-style-name="L1">
      <style:paragraph-properties style:writing-mode="lr-tb"/>
      <style:text-properties fo:font-size="11pt" style:font-size-asian="11pt" style:font-size-complex="11pt"/>
    </style:style>
    <style:style style:name="P6" style:family="paragraph" style:parent-style-name="Standard" style:list-style-name="L1">
      <style:paragraph-properties style:writing-mode="lr-tb"/>
      <style:text-properties style:font-name="DejaVu Sans" fo:font-size="11pt" style:font-size-asian="11pt" style:font-size-complex="11pt"/>
    </style:style>
    <style:style style:name="P7" style:family="paragraph" style:parent-style-name="Standard" style:list-style-name="L2"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/>
    </style:style>
    <style:style style:name="T3" style:family="text">
      <style:text-properties fo:color="#000000" style:text-position="0% 100%" fo:text-shadow="none"/>
    </style:style>
    <style:style style:name="T4" style:family="text">
      <style:text-properties fo:color="#000000" style:text-position="0% 100%" fo:font-style="italic" fo:text-shadow="none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5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129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9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25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823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387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952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2.517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4.081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resentoire file format</text:p>
      <text:p text:style-name="P2"/>
      <text:list text:style-name="Numbering_20_1">
        <text:list-item>
          <text:h text:style-name="P3" text:outline-level="1">Generality</text:h>
        </text:list-item>
      </text:list>
      <text:p text:style-name="P4">Every file needed for a presentoire document must be stored in a single zip file.</text:p>
      <text:p text:style-name="P4">It contains for instance pictures, transition classes...</text:p>
      <text:p text:style-name="P4">Its main file is a content.xml file, describing the document.</text:p>
      <text:p text:style-name="P4"/>
      <text:p text:style-name="P4">There are three transition possibilities :</text:p>
      <text:p text:style-name="P4"><text:tab/>- transitions embedded in Presentoire</text:p>
      <text:p text:style-name="P4"><text:tab/>- transitions provided as a .class file in the presentoire document</text:p>
      <text:p text:style-name="P4"><text:tab/>- transitions scripted in the presentoire XML file.</text:p>
      <text:p text:style-name="P4">When a transition name is solved, the first check is for .class files, then for scripted transitions and finally for embedded transitions.</text:p>
      <text:p text:style-name="P4">There are three embedded transitions : rotation, scale and transparency.</text:p>
      <text:p text:style-name="P4"/>
      <text:p text:style-name="P4">The colors are handled using an HTML-like syntax. A few basic colors are defined (red, blue, green, black and white), and you can specify arbitrary colors using #RRGGBBAA (hexadecimal values).</text:p>
      <text:p text:style-name="P4"/>
      <text:list text:style-name="Numbering_20_1" text:continue-numbering="true">
        <text:list-item>
          <text:h text:style-name="P3" text:outline-level="1">The content.xml file</text:h>
        </text:list-item>
      </text:list>
      <text:p text:style-name="P4">This file is the main part of a presentoire document. It contains the entire document, and binds together the other files of the zip file.</text:p>
      <text:p text:style-name="P4"/>
      <text:p text:style-name="P4">Its main root is a document node, with no attribute.</text:p>
      <text:p text:style-name="P4">This node can contain two different nodes.</text:p>
      <text:p text:style-name="P4"/>
      <text:list text:style-name="Numbering_20_1" text:continue-numbering="true">
        <text:list-item>
          <text:list text:continue-numbering="true">
            <text:list-item>
              <text:h text:style-name="Heading_20_2" text:outline-level="2">Transitions</text:h>
            </text:list-item>
          </text:list>
        </text:list-item>
      </text:list>
      <text:p text:style-name="P4">A transition node allows the creation of ScriptTransition objects in the presentation. Other transitions don't need any transition node.</text:p>
      <text:p text:style-name="P4">It has two attributes : id (the name of the transition) and language (the name of the scripting language used for this transition, as recognized by the Java6 scripting engine).</text:p>
      <text:p text:style-name="P4">Its content is the script. It's better to encapsulate it into a CDATA (but not mandatory).</text:p>
      <text:p text:style-name="P4"/>
      <text:p text:style-name="P4">A script transition requires two functions : before and after. These two functions will be called before and after removing the current slide from the mainComponent. They accept three arguments : the mainComponent (the presentoire window), the slideContainer (the component3D containing the slide) and nextSlide (the Component3D containing the next slide).</text:p>
      <text:p text:style-name="P4"/>
      <text:list text:style-name="Numbering_20_1" text:continue-numbering="true">
        <text:list-item>
          <text:list text:continue-numbering="true">
            <text:list-item>
              <text:h text:style-name="Heading_20_2" text:outline-level="2">Slides</text:h>
            </text:list-item>
          </text:list>
        </text:list-item>
      </text:list>
      <text:p text:style-name="P4">A slide node has one (currently unused) attribute : id, the name of the slide. Later, it'll be used to jump between various slides using buttons or other elements.</text:p>
      <text:p text:style-name="P4">It contains elements showed on the screen.</text:p>
      <text:p text:style-name="P4">Currently, there are three elements available :</text:p>
      <text:list text:style-name="L1">
        <text:list-item>
          <text:p text:style-name="P5"><text:span text:style-name="T1">img</text:span> element. It has three attributes : the <text:span text:style-name="T2">width</text:span> and <text:span text:style-name="T2">height</text:span> of the picture on the screen, and <text:span text:style-name="T2">src</text:span>, the filename containing the picture. It has no content.</text:p>
        </text:list-item>
        <text:list-item>
          <text:p text:style-name="P6"><text:span text:style-name="T1">text </text:span>element. It has two <text:span text:style-name="T3">attributes : the maximal </text:span><text:span text:style-name="T4">width</text:span><text:span text:style-name="T3"> and the </text:span><text:span text:style-name="T4">height</text:span><text:span text:style-name="T3"> of the text to display on the screen. Another optionnal attribute : the </text:span><text:span text:style-name="T4">color</text:span><text:span text:style-name="T3">. Its content is the text to display.</text:span></text:p>
        </text:list-item>
        <text:list-item>
          <text:p text:style-name="P5"><text:span text:style-name="T1">ul </text:span>element. It has the same attributes as the text element, but its content is only <text:span text:style-name="T1">li </text:span>nodes, containing the text to display.</text:p>
        </text:list-item>
      </text:list>
      <text:p text:style-name="P4"/>
      <text:p text:style-name="P4">There are some common attributes for each element :</text:p>
      <text:list text:style-name="L2">
        <text:list-item>
          <text:p text:style-name="P7"><text:span text:style-name="T2">x</text:span>, <text:span text:style-name="T2">y</text:span> and <text:span text:style-name="T2">z</text:span> : the position of the element on the slide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499cm" style:writing-mode="page"/>
      <style:text-properties fo:color="#000000" style:font-name="DejaVu Serif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transparent">
        <style:tab-stops/>
        <style:background-image/>
      </style:paragraph-properties>
      <style:text-properties fo:font-variant="normal" fo:text-transform="none" fo:color="#000000" style:text-line-through-style="none" style:text-position="0% 58%" fo:font-size="10pt" fo:language="fr" fo:country="FR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Standard" style:next-style-name="Standard" style:list-style-name="Numbering_20_1" style:class="text" style:default-outline-level="1">
      <style:text-properties fo:font-size="20pt" fo:font-weight="bold"/>
    </style:style>
    <style:style style:name="Heading_20_2" style:display-name="Heading 2" style:family="paragraph" style:parent-style-name="Standard" style:next-style-name="Standard" style:list-style-name="Numbering_20_1" style:class="text" style:default-outline-level="2">
      <style:text-properties fo:font-size="11pt" fo:font-weight="bold"/>
    </style:style>
    <style:style style:name="Heading_20_3" style:display-name="Heading 3" style:family="paragraph" style:parent-style-name="Standard" style:next-style-name="Standard" style:list-style-name="Style_20_de_20_numérotation_20_pour_20_Titre_20_3" style:class="text" style:default-outline-level="3">
      <style:text-properties fo:font-size="12pt" fo:font-weight="bold"/>
    </style:style>
    <style:style style:name="Titre_20_du_20_document" style:display-name="Titre du document" style:family="paragraph" style:parent-style-name="Standard" style:next-style-name="Standard">
      <style:paragraph-properties fo:text-align="center" style:justify-single-word="false"/>
      <style:text-properties fo:font-size="24pt" fo:font-weight="bold"/>
    </style:style>
    <style:style style:name="Liste_20_numérotée" style:display-name="Liste numérotée" style:family="paragraph" style:parent-style-name="Standard" style:list-style-name="Style_20_de_20_numérotation_20_pour_20_Liste_20_numérotée"/>
    <style:style style:name="Liste_20_alphabétique" style:display-name="Liste alphabétique" style:family="paragraph" style:parent-style-name="Standard" style:list-style-name="Style_20_de_20_numérotation_20_pour_20_Liste_20_alphabétique"/>
    <style:style style:name="Liste_20_à_20_puces" style:display-name="Liste à puces" style:family="paragraph" style:parent-style-name="Standard" style:list-style-name="Style_20_de_20_numérotation_20_pour_20_Liste_20_à_20_pu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suffix="." style:num-format="1"/>
      <text:outline-level-style text:level="2" style:num-suffix="." style:num-format="1" text:display-levels="2"/>
      <text:outline-level-style text:level="3" style:num-suffix="." style:num-format="1" text:display-levels="3"/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Style_20_de_20_numérotation_20_pour_20_Titre_20_1" style:display-name="Style de numérotation pour Titre 1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Style_20_de_20_numérotation_20_pour_20_Titre_20_2" style:display-name="Style de numérotation pour Titre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/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Style_20_de_20_numérotation_20_pour_20_Titre_20_3" style:display-name="Style de numérotation pour Titre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 text:display-levels="3"/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Style_20_de_20_numérotation_20_pour_20_Liste_20_numérotée" style:display-name="Style de numérotation pour Liste numérotée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Style_20_de_20_numérotation_20_pour_20_Liste_20_alphabétique" style:display-name="Style de numérotation pour Liste alphabétique">
      <text:list-level-style-number text:level="1" style:num-suffix=")" style:num-format="a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Style_20_de_20_numérotation_20_pour_20_Liste_20_à_20_puces" style:display-name="Style de numérotation pour Liste à puces">
      <text:list-level-style-bullet text:level="1" text:bullet-char="●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Pierre Ducroquet</meta:initial-creator>
    <meta:creation-date>2006-08-20T14:07:36</meta:creation-date>
    <dc:date>2006-08-20T14:34:44</dc:date>
    <dc:language>en-US</dc:language>
    <meta:editing-cycles>5</meta:editing-cycles>
    <meta:editing-duration>PT3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428" meta:character-count="2685"/>
  </office:meta>
</office:document-meta>
</file>